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italic" style:font-style-asian="italic" style:font-style-complex="italic"/>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rita está desnuda en una habitación vacía. O casi vacía, salvo por dos sillas, la del Dorita y la del hombre que la tortura. El torturador canta una canción sobre las palpitaciones de un corazón al sol. Es un hombre de sufrido aspecto, espalda encorvada por las privaciones o la obediencia, no muy limpio ni en sus hábitos ni en su manera de hablar, uno de esas personas que hablan atropelladamente, malpasando los labios sobre las palabras y perlando a su interlocutor con gotitas de saliva propias de la prisa por pronunciar. Pero un hombre honrado al fin, alguien que hace lo que le piden a cambio de una suma fija y mensual de dinero. Torturador de 10 de la mañana a 6 de la tarde, con excepcionales horas extras de madrugada. Vacaciones dos veces al año. Aguinaldo. Dorita, su objeto de trabajo, está desnuda, llorando, sufriendo la milla de dolor, cual se debe en los buenos torturados. No se le ha tocado ni con el pétalo de una picana, no se le ha aplicado agua mineral, no se le ha sumergido en ningún lado, no ha habido hasta ahora una sola gota de violencia. Pero Dorita llora porque está desnuda frente a un hombre que no conoce, un burócrata cualquiera del terror, alguien que en la calle no representaría ninguna amenaza, pero que aquí, en esta habitación casi vacía, sin ventanas, alejada de cualquier lugar más o menos humano, dice palabras breves, rápidas, perladas de saliva: te vamos a tener que torturar, y esa sola frase sobre una mujer desnuda esperando lo peor abre la compuerta del llanto, del sufrimiento por anticipado, <text:span text:style-name="T3">del estrés oxidativo, dirían los biólogos. </text:span>Un cuerpecito sufriendo en el plano imaginario lo que a continuación le tocará sufrir en en plano real. Sin nada más que decir, el torturador vuelve a tararear su cancioncita. La muchacha solloza. La muchacha es bonita, tan bonita como aquellas torturada de serie policiaca de de diez de la noche, una de esas series cuyos héroes son policías científicos, guardianes del orden científico, moral, legal del mundo: en esas series nunca torturan feos: los bonitos constituyen mejor carne de tortura que los feos, acaso porque la fealdad es en sí una tortura lenta, indolora pero terrible, los feos nacen con la picana de su fealdad puesta: los feos no son interesantes para las series policiacas porque se han ya acostumbrado al dolor. Dorita no. Ella era espectadora de series policiacas, nunca protagonista, ella era consumidora, no objeto de consumo. Ella daría toda su belleza por estar ahora acostada en el sillón abrazando a su novio bajo una cobija, su cabello color topacio desparramado en la comodidad flojita de la almohada, el sueño profesional venciéndola: mañana hay que trabajar. Pero no. Mañana son vacaciones para Dorita, vacaciones de desaparición. Les dicen desaparecidos. Malamente. Díganles masovacacionistas. Vacacionistas del sufrimiento. Gente que se ausenta del mundo por una o dos semanas, meses, años, para darse una vuelta no por el placer sino por el suplicio infligido por alguien con una mayor capacidad de fuego, logística y dominación. Vacaciones culpables para inocentes. Pero, ¿es inocente Dorita? Nadie es inocente, piensa el torturador sin dejar de tararear su cancioncita. No lo digo yo, regurgita el torturador, lo dice La Biblia. Porque el torturador ha leído La Biblia, no en su totalidad ni de manera lineal, sino por fragmentos, como en un mosaico de escuchas hechas de domingos en la iglesia, de curiosidad ocasional, de oídas y leídas. El paraíso y todo aquello. El pecado original. O la infinitamente superior calidad literaria del Antiguo Testamento, sobre todo cuando se le compara con el nuevo. En eso los judíos son muy superiores a los cristianos. Lirismo. Tensión dramática. Complejidad de los personajes. El día que al Nuevo Testamento le crezca un Cantar de los Cantares hablamos. El problema es que la escritura del Nuevo Testamento ya se dio por concluida. En fin, piensa el torturador o piensa Dorita, poco importa: están tocando la puerta: ahí viene la acción. El torturador deja de cantar. Dorita deja de llorar. Sabe que hay que dejar de sufrir en lo imaginario porque ahí viene lo real. Teme, pero no todavía. Un instrumento animal siendo afinado para el sufrimiento. La frontera de lo real. Espera. La puerta se abre. El torturador recibe a otro hombre. Un hombre que entra con una cámara fotográfica: un artista. Espera. No es un hombre. Es una mujer: una artista. Es que venía cubierta con la sábana negra en donde se sumergen los fotógrafos para hacer sus fotografías: la sábana oscura de los aparatos viejos: una fotógrafa del siglo XIX, conduciendo un enorme aparato de ruedas, una vieja cámara fotográfica con sábana negra y placa de plata. Lo contrario a una tecnología de punta. ¿Tecnología de ...? Debemos aquí detener brevemente la acción para improvisar un antónimo de punta. Algo que no represente el extremo de un arma; algo que no protubere ni hiera: una palabra ancha, instrumental pero rolliza, un vocablo gordo y bueno, demasiado bonachón para escribirlo a punta de lanza o de pistola, demasiado <text:soft-page-break/>impuntual para la hora punta, relajado para exasperar los pelos de punta, lo suficientemente redondo para no poderlo tener nunca en la punta de la lengua. Mango. Hora mango. A punta de mango. Con los pelos de mango. Lo contrario de lo puntiagudo: lo mangograve. Lo contrario de un arma: una fruta. Lo contrario de una amenaza: un color. Lo contrario de una herida: un sabor. Podemos regresar al drama. ¿Dónde estábamos? Lo tengo en el mango de la lengua. Ah, sí, con la tortura de punta. Dorita desnuda. Un torturador que tararea. Una habitación vacía, salvo por dos sillas. Tocan a la puerta. Entra una fotógrafa que parece fotógrafo por encontrarse envuelta en esa sábana negra donde antiguamente los fotógrafos se refugiaban para perpetrar su vicio. Entra empujando una torre mecánica con ruedas, una vieja cámara fotográfica, nada que ver con las cámaras digitales, microscópicas de ahora: todo eso son armas de punta. Esto no. Esto es tecnología viejita, tecnología de mango.</text:p>
      <text:p text:style-name="P1"/>
      <text:p text:style-name="P1">Surge un espacio en blanco. </text:p>
      <text:p text:style-name="P1"/>
      <text:p text:style-name="P1">Los espacios en blanco significan que el tiempo o el espacio están transcurriendo. </text:p>
      <text:p text:style-name="P1"/>
      <text:p text:style-name="P1">Cambio de decorado. </text:p>
      <text:p text:style-name="P1"/>
      <text:p text:style-name="P1">Que entren los tramoyistas. </text:p>
      <text:p text:style-name="P1"/>
      <text:p text:style-name="P1">Que se lleven la trama de la página anterior. </text:p>
      <text:p text:style-name="P1"/>
      <text:p text:style-name="P1">Que traigan una trama nueva. </text:p>
      <text:p text:style-name="P1"/>
      <text:p text:style-name="P1">Un contrapunto de trama para el drama arriba mencionado. Un nuevo drama que ocurre en una calle de París. </text:p>
      <text:p text:style-name="P1"/>
      <text:p text:style-name="P1">Tramoyistas, instalen, durante este largo espacio en blanco, una calle cualquiera de París. Pero sin los lugares comunes. Sin el Sena ni nada de eso. Es más, ni siquiera digan que la calle está en París. Simplemente pongan una calle cualquiera de una ciudad cualquiera. Al rato nos las arreglamos para decir que la calle está en París. A lo mejor ni siquiera es necesario, y así nos ahorramos toda esa clase de cosas absurdas que aparecen en la cabeza de la gente en cuanto un menciona la palabra como París. </text:p>
      <text:p text:style-name="P1"/>
      <text:p text:style-name="P1">Dejen únicamente el farol. No en todas las ciudades hay faroles, pero en París sí y eso está bien. </text:p>
      <text:p text:style-name="P1"/>
      <text:p text:style-name="P1">Terminemos el espacio en blanco con una sombra. La sombra de un matón. Un matón mexicano. Junto al matón, aparece proyectada la cifra que sintetiza su salario. La cifra no forma parte de la realidad, es una proyección. Que aparezca y desaparezca. Una cifra de luz junto a la sombra, representando el sueldo del matón. No gana tanto dinero porque no es un matón de personas, como los que todo el mundo conoce por haber visto series policiacas a las once de la noche. No. Este es un matón de fotografías. Un especialista en la destrucción de imágenes humanas. Un antropoiconoclasta. Para acabar pronto: un fotomatón. Pero por favor, caracterícenlo con todos los atributos de un matón tradicional: corpulencia, barba rala, lentes oscuros, pelo negro, ojos cafés, manos en los bolsillos, piernas gruesas y actitud corporal propia de quien han liberalizado todas y cada una de sus barreras éticas para ser capaces de acabar con la vida de una persona, un ser vivo, en este caso un humano, a cambio de dinero. La única diferencia este no asesina humanos, sino fotografías, pero por ahora esa diferencia no es significativa. Queremos que, al verlo, la gente sienta el mismo miedo que siente al ver los matones de las series policiacas. Ese miedo tranquilizador: el mundo está lleno de gente así, pero a mí no me va a pasar nada porque yo estoy al calor de mi casa, de mi trabajo, de mi televisión, de mi familia. Eso le pasa a los demás. A los que no están aquí, viendo series policiacas por televisión. </text:p>
      <text:p text:style-name="P1"><text:soft-page-break/></text:p>
      <text:p text:style-name="P1">La escena es muy breve. Casi un <text:span text:style-name="T1">flashback</text:span>. ¿Cómo demonios se puede decir <text:span text:style-name="T1">flashback </text:span>sin tener que contorsionar la lengua española con una pronunciación inglesa? Detengamos aquí la acción para buscar una palabra que nos permita fotosintetizar en español la palabra <text:span text:style-name="T1">flashback</text:span><text:span text:style-name="T2"> en una palabra que contenga luz y memoria, resplandor y pasado, una palabra.instante capaz de abrir un pasaje en el decurso dramático del relato y transportarnos a otro tiempo, mezcla de regresión, evocación y el antónimo memorioso de la amnesia. Por ejemplo: retromnesia. <text:s/></text:span></text:p>
      <text:p text:style-name="P1"/>
      <text:p text:style-name="P1">En las series policiacas, la retromnesia viene pintada de color sepia. Así se sabe que es pasado, que el personaje era un niño, un joven, alguien distinto, alguien perfectamente ignorante de que algún día su vida daría un giro trágico, digno de serie porno.policiaca. </text:p>
      <text:p text:style-name="P1"/>
      <text:p text:style-name="P1">Las series porno.policiacas son series donde se aprovecha el canon de la serie policiaca (¿ya agarraron al asesino?) para hacer alarde de violencia, exhibir sin moderación el cuerpo y sus intestinos y poner en escena una crueldad necrófila hasta crear un clima de opresión sádica en donde el único oasis posible es una pausa comercial. </text:p>
      <text:p text:style-name="P1"/>
      <text:p text:style-name="P1">Por cierto, tramoyistas, qué horrible palabra esa de retromnesia. Suena mucho mejor <text:span text:style-name="T1">flashback. </text:span></text:p>
      <text:p text:style-name="P2"/>
      <text:p text:style-name="P3">Decíamos que la escena ocurre en París, bajo un farol en cuyo muro se proyecta la sombra de un matón, o mejor aún, el matón mismo de espaldas contra la pared, fumándose un cigarro a la luz del farol, con la mirada dirigida insistentemente hacia la longitud de la calle, que por supuesto nosotros no alcanzamos a ver, y por donde presumiblemente aparecerá la víctima que espera. Resumiendo: un matón de noche, un matón esperando a su víctima bajo un farol. </text:p>
      <text:p text:style-name="P3"/>
      <text:p text:style-name="P1">Escúchese aquí un grillo. La garganta del grillo posee la enorme virtud dramática de amueblar la espera. Su agudeza característica es a la vez sinónimo de que no está pasando nada y augurio de que todo está por pasar. No importa que no haya grillos en París. Esos detalles los arreglamos después. </text:p>
      <text:p text:style-name="P1"/>
      <text:p text:style-name="P1">La escena ocurre muy rápido. La víctima aparece. Es una víctima calcada de las series porno.policiacas: por supuesto inocente, de preferencia mujer, guapa de una belleza que no es de largometraje ni de anuncio publicitario. Guapa, pues, de una belleza perfectamente normal, belleza de estudiante, abogada o secretaria, podría tratarse de cualquiera de nosotros, casi se podría decir que su belleza emana de su inminente condición de víctima. Belleza a punto de matón. </text:p>
      <text:p text:style-name="P1"/>
      <text:p text:style-name="P1">La escena ocurre muy rápido, insisto. La víctima mete la llave en la cerradura de una puerta que no habíamos visto, pero que el talento giratorio de la tramoya nos revela justo ahora, en el preciso instante (porque no hay instante que no haya nunca dejado de ser preciso) en que el matón impide el cierre de la puerta, fuerza la entrada, extrae un arma de punta desde el fondo de su abrigo (tampoco habíamos visto el abrigo) y fuerza el paso hasta el departamento de la víctima, que como buena víctima no hace nada para salvarse, muy por el contrario, precipita con sus actos el desenlace de su destino. La punta del arma brilla en la calma de la noche. Ya no se escuchan los grillos. Se escucha solamente el subibaja aterrorizado de la respiración de la víctima. Faringe rápida. Pulmones infla.desinflándose precipitadamente. Esos somos los animales ante el miedo. </text:p>
      <text:p text:style-name="P1"/>
      <text:p text:style-name="P1">La víctima se llama Andrea, pero en sí no importa. Lo que importa es el acto de nombrarla, es decir de encarnar el miedo en carne y hueso, valga la redundancia, sembrándolo en un cuerpo que al nombrarse se convierte en un medio perfecto de transmisión: esto nos puede pasar a todos porque todos, como Andrea, tenemos un nombre, una profesión (Andrea es diseñadora), una edad (28 años) y un lugar en donde guarecerse de la noche (Andrea vive en la única calle con grillos de París). Parco de palabras, la punta del arma en ristre, el fotomatón ejerce su trabajo: intimida a la víctima, patea las bibliotecas, rompe la pantalla de plasma del televisor, crea un caos de vajillas rotas: no le <text:soft-page-break/>importa que lo escuchen los vecinos: su trabajo es que Andrea (y todos aquellos capaces de identificarse, de ponerse en el lugar de Andrea) aprenda quién tiene la sartén por el mango, quién manda aquí. Y en China. Y en París. ¿Me entendiste?</text:p>
      <text:p text:style-name="P1"/>
      <text:p text:style-name="P1">Andrea, por su parte, es una víctima ejemplar: se cubre la cabeza con los brazos, teme encorvada debajo de una mesa, llora, pregunta ¿qué quieres de mí?. Terminada la fase de derribo intimidatorio, el fotomatón enciende el segundo cigarrillo de la noche, se sienta en el sillón y, con palabras parcas, <text:s/>enumera las alternativas: o bajas inmediatamente esa foto de internet, o inmediatamente te doy de baja a ti. ¿Cuál foto? pregunta Andrea, que es diseñadora y manipula centenares de fotos al día. ¿Cuál foto?, vuelve a preguntar, pero esta vez las palabras salen de su boca dentro de una burbuja de baba y llanto, acaso hasta algo de arrepentimiento, como en una metáfora interrogativa: ¿todo esto por culpa de una foto, una sola foto?</text:p>
      <text:p text:style-name="P1"/>
      <text:p text:style-name="P1">Sí, una foto, mijita, parecen responder las bocanadas de humo del fotomatón. La foto de Dorita. No conozco ninguna Dorita. Doña Dora, insiste el asesino, no te hagas pendeja, bien que la subiste ayer a tu página de internet. Andrea se lleva las manos a la cabeza. El miedo baraja ahora las peores posibilidades. ¿Cuál Dora, insiste? La señora de lentes, cuello tortura y un broche muy bonito con forma de sol. ¿La del pelo recogido? Sí, doña Dorita. Ándale, sé buena y sal de ahí de abajo de la mesa. Ven. Vamos a tu computadora. La vas a encender y vas a eliminar la foto de tu página. Luego me vas a dar el original. Me lo tengo que llevar. ¿Te queda claro? Ya sé a que foto te refieres. Me la encontré en la calle y la subí a mi sitio. No conozco a la señora de la foto. La borro del internet inmediatamente, pero el original no lo tengo aquí. ¿Dónde tienes el original? En mi trabajo. Vamos por él. Ya están cerradas las oficinas. Ya es de noche. ¿A qué hora abren? A las ocho. Muy bien. Búscate entonces un buen tema de conversación, porque mañana tempranito vamos por ella; me voy a quedar aquí hasta mañana; ¿tienes para hacer café?</text:p>
      <text:p text:style-name="P1"/>
      <text:p text:style-name="P1">Grillos. Silencio. Tramoyistas. Telón. </text:p>
      <text:p text:style-name="P1"/>
      <text:p text:style-name="P1">El espacio en blanco es un teatro. Los comerciales que interrumpen la serie porno.policiaca. La espera que alimenta la tensión. ¿Por qué están torturando a Dorita?¿Cómo se intrincaron las causas para llevar a esa pobre muchacha, bióloga, profesionista, gente decente como usted o yo, hasta esa habitación casi vacía, alejada de todo lo humano, desnuda ante un torturador que tararea y que ahora le abre la puerta al fotógrafo o fotógrafa (el género no está muy claro), misma o mismo que entra en escena envuelto o envuelta en una sábana negra, empujando una torre instrumental rudimentaria, venida de un siglo anterior más inocente? Como los comerciales, como el teatro, el espacio en blanco miente. Nos vende un <text:span text:style-name="T1">flashback</text:span><text:span text:style-name="T2"> vistosamente envuelto en una palabra hueca (¿retromnesia?), cuando en realidad se trata de un </text:span><text:span text:style-name="T1">flashforward</text:span><text:span text:style-name="T2">, una acción muchos años posterior a la tortura de Dora o Dorita o incluso doña Dora, que es como el fotomatón se refiere a ella cuando le exige a Andrea que quite su foto del sitio internet, foto de una Dora sexagenaria al menos, y que bastaría para quitarle todo misterio a la serie porno.policiaca: ¿qué caso tiene presenciar una tortura cuando se sabe que la víctima va a sobrevivir? Cambiemos de canal, cerremos el libro, apaguemos la ventana y que torturador, torturada y fotógrafo se olviden en el anonimato de los bajos índices de audiencia. Pasemos otra cosa. Algo más emocionante, cuya mayor dosis de adrenalina nos permita curar este aburrimiento. Afortunadamente, justo antes de darnos por vencidos, el o la fotógrafa saca la cabeza de la sábana negra y le pregunta a Dora (mejor llamarla así, a secas, sin ese dimuntivo de proximidad: alejémonos de ella ahora que está a punto de sufrir): ¿cuántos años tienes? La mirada del fotógrafo entra en contacto con la de Dora, la de ella llena de miedo, la de él (o ella) anestesiada por el cansancio, la androginia o incluso el aburrimiento. Los torturados tienen mirada de náufragos, pensaría la fotógrafa si en su cabeza cupieran las metáforas. Pero no, en su cabeza sólo hay la concentración profesional necesaria para operar un aparato tan complejo como el suyo. Lou se esconde de nuevo bajo la sábana. Veintiocho años, repite entre el ruido de perillas que ajustan invisibles parámetros mecánicos. Tengo frío, reclama Dora, no porque espere que alguien la tape, le </text:span><text:soft-page-break/><text:span text:style-name="T2">traiga un té o una cobija, sino por mantener vivo el calor del diálogo, la pregunta, la respuesta, la postergación sin fin de la sintaxis. No te ves de veintiocho años, interviene el torturador. La voz que antes tarareaba ahora se acerca, empapada de poder. Las metáforas también son una tortura. El como eterno. Como el sol, como la sangre, como la luna. Nombres que se deforman hasta ir a parar a otros nombre. El torturador se acerca a Dorita como un encendedor. El fotógrafo se concentra como un ajedrecista. Dorita llora como la llorona. Ay, mi cuerpo; ay, mis límites; ay, mi bien. El torturador se llama Nicolás y esto no es una metáfora, sino la realidad del nombre. Nicolás lo llaman sus jefes, sus colegas y su mujer. Bueno, no, su mujer le dice Nico porque lo quiere, Nico de cariño, un nombre más corto, más económico en la inundación de llamados nominales con que se sepultan sustantivamente los enamorados. Mi Nico, le llegó incluso a decir su mujer en algún pasado remoto, romántico, del que ya ninguno de los dos se acuerda. Nicolás, más o menos a qué hora la terminas, pregunta la fotógrafa. Unas dos horas, responde Nico. Bajo la sábana, se vuelve a escuchar el crujir de los ajustes y las metáforas, como si lo importante no fuera la tortura en sí, sino la fotografía. Sigue aquí un diálogo entre Nico, Dora y Lou, un diálogo en donde cada uno de ellos revelará las claves de su persona, no es que sea esa su intención, pero Nico, Lou y Dora son personajes disciplinados, que cuando uno los suelta en el ruedo del texto son fieles a su naturaleza: Nico es un funcionario sin mayor interés, su lengua está hecha de instrucciones burocráticas: dos horas de tortura, extracción de la confesión, sufrimiento tolerable, límite del dolor. Lou por su parte es un o una técnico. Si bien su caracter de andrógino plantea ciertos problemas a la hora de confinarla en género (¿él o ella, suyo o suya, verlo verla?), los intercambios con ella o él son sobre todo técnicos: menos luz, modula el sufrimiento, acerca a la víctima, cuidado con el flash. Dora por su parte habla en el lenguaje universal del miedo, frases entrecortadas, pensamientos temerosos del garrote que los acalla, los enunciados emprenden meandros sintácticos inútiles, haciendo tiempo con palabras que piden permiso para ser dichas. Luego está el asunto de hasta dónde se puede mostrar, decir, ilustrar la tortura. En las series porno.policiacas esto es mucho más sencillo: depende del horario, ¿están despiertos los niños?, apaga la tele, que no vean la autopsia; tres de la mañana: ¿ya no nos oyen? ¿vemos la serie o hacemos el amor? Pero un texto es distinto. Aquí se podemos decirlo todo y esa libertad nos inmoviliza. La prueba: llevamos varias parrafadas designando a Nico como el torturador sin que este haya puesto un dedo en un instrumento de tortura. Hasta el momento, lo único que Nico ha hecho es contemplar las formas desnudas de Dorita, intercambiar monosílabos con ella, pasear sus ojos por la piel de Dorita intentando evitar las metáforas usuales con que se describe la belleza: el bosque de su piel, la suavidad de su piel, la dulzura de su piel, o mejor la infinita atracción de su piel suave, dulce, como un bosque o un océano o incluso un paraíso para la eyaculación precoz de torturadores quincuagenarios. No. Mejor describir el deseo de Nico, la contracción de sus mandíbulas, el constante paseo de su lengua de viejo rabo verde sobre sus labios de fumador empedernido, o el tic de esconder las manos en los bolsillos para rascarse las ingles. Pero las restricciones de la profesión se lo impiden, y este autocontrol lo hermana con los empleados bancarios que renuncian a embolsarse las cantidades que manipulan, o con los meseros de los restaurantes de tres estrellas que evitan meterle el dedo a la crème brûlée de wasabi de algún chef de renombre. Ética profesional, Nico es un torturador con ética. Tortura pero no viola. Bueno, una vez sí violó, pero estaba borracho y sus superiores pasaron el hecho por alto, en parte gracias a la calidad y discreción con que a lo largo de todos estos años Nico ha desempeñado su trabajo. Lou por el contrario es nueva en este negocio de la fotoagonía, ella viene del mundo del arte, para él este trabajo es meramente alimenticio, pagan bien por pocas horas, ideal para una o un artista. El tesorero ordenó abreviar el sufrimiento, ¿cuánto tiempo tiene que sufrir para que puedas tomar tu foto?, pregunta Nico. Unas dos horas. La voz de Lou emana desde la profundidad de la sábana negra y la concentración de una infinidad de perillas de mando que hay que ajustar para que lograr el efecto deseado con el retrato. Intrigada por la lente que la observa, Dora deja de llorar y posa. Así se declina ahora su voluntad de sobrevivencia: Dora se arregla el pelo, reacomoda sus nalgas sobre el banquito, estira firme la columna vertebral, a lo mejor sólo me van a tomar una foto y me van a dejar ir, mañana por la noche regresaré a mi casa, a mi trabajo, la cena, los trastes sucios, la serie policiaca abrazados en el sillón. Dos horas de sufrimiento intenso, sin moverla demasiado, advierte </text:span><text:soft-page-break/><text:span text:style-name="T2">Lou. Eso va a estar difícil, para torturar a alguien hay que zangolotearlo todo. O hay que pegarle o hay que herirlo o hay que darle toques o hay que sumergirlo o hay que quemarlo o hay que mutilarlo o hay que agredirlo con algun arma pero siempre se va a defender, se va a proteger y para eso hay que moverse; no se puede quedar quieto. Torturalo entonces por episodios: le paras una chinga, la sientas de nuevo en el banquito y hago una toma, le vuelves a parar una chinga, la sientas de nuevo en el banquito y la vuelvo a tomar. Así durante dos horas. ¿Empezamos? </text:span>¿Con qué empezamos? Con una bolsa de plástico en la cabeza. A ver, entonces, antes de que se la pongas vamos a hacer una cosa: le vas a contar todo lo que le vas a hacer, y yo voy a ir haciendo tomas de las distintas expresiones de su rostro. Ese es un buen inicio. Mira Dora, el tesorero pidió que no te diéramos tanta chinga, pero te tenemos que chingar algo para poder tomar las fotos, ¿me entiendes? Trata de no defenderte, de quedarte quieta y de sentarte bien derecha en el banquito aunque te sientas muy lastimada. El tesorero te quiere mucho, y por lo mismo nos pidió que abreviáramos el sufrimiento, pero sí te va a doler. Voy a empezar por maniatarte las manos y los pies para que no nos pegues ni intentes huir, luego te voy a poner una bolsa de plástico en la cabeza, y cuando te estés ahogando te la voy a quitar, pero tienes que sufrir, porque si no sufres pues las fotos no salen y el tesorero no va a estar contento, ¿entendido? Dame tus manos. Así. Ahora los pies. Muy bien. Que bueno que eres obediente. Luego hay unos que ni se dejan torturar y tiene uno que batallar mucho. Yo no sé por qué la gente se defiende tanto, si total, de todos modos le pasa lo que le pasa. Yo que ellos mejor aceptaría lo que Dios puso en mi camino, total, qué es un ratito de sufrimiento comparado con todo lo que sufre uno allá afuera en el mundo, ¿verdad? No, no te agites, el tesorero pidió que no te violentáramos ni te vejáramos, nada más te vamos a mortificar un rato para que puedan salir las fotos, y luego te vamos a matar, pero eso va a ser hasta el final y no te va a doler, así que no te agites tanto, muy bien, así, ahora intenta respirar, muy bien. ¿Estás lista? Ve alistando tu aparato. La voy a dejar que se ahoge unos cinco minutos, y luego le quito la bolsa para que la tomes. ¿Me pasas aquella jeringa? Nada más le voy a inyectar antes una sustancia para que no se desmaye. Así. ¿Lista?</text:p>
      <text:p text:style-name="P1"/>
      <text:p text:style-name="P1">Nuevo espacio en blanco. Los espacios en blancos ayudan a tolerar lo intolerable. Pasarlo por alto, o mejor dicho por detrás, por el silencio de la elipsis. El espacio en blanco también significa: ya no quiero ver, ya lo hemos visto mucho. El sufrimiento y todo eso. Demasiado visto. Lo importante, lo nuevo aquí es el aparato, no la tortura. Para la tortura, imagínense ustedes las torturas más crueles que han visto por televisión, y aplíquenselas aquí al ser más encantador y más dócil, es decir Dorita, alguien tan bello que no había necesidad de romperlo con actos. Las palabras bastaban. Pero bueno, la tecnología es la tecnología, y en tanto no evolucione, se necesitará una gran cantidad de sufrimiento físico para producir esas imágenes tan codiciadas en nuestros días, y que la prensa ha dado en llamar fotoagonías. </text:p>
      <text:p text:style-name="P1"/>
      <text:p text:style-name="P1"/>
      <text:p text:style-name="P1">____________________</text:p>
      <text:p text:style-name="P1"/>
      <text:p text:style-name="P2">Regresamos con Dorita. ¿Por qué la torturan? No sabemos. Pero la retratan y luego la matan. Se explica el mecanismo de las fotografías vivas. </text:p>
      <text:p text:style-name="P2"/>
      <text:p text:style-name="P2"/>
      <text:h text:style-name="Heading_20_1" text:outline-level="1">Notas</text:h>
      <text:p text:style-name="Text_20_body">La historia comienza cuando Dorita se muere y lo que se cuenta es su vida en la fotografía, y como la competencia envía a un asesino a matar la foto de Dorita. </text:p>
      <text:p text:style-name="Text_20_body"/>
      <text:p text:style-name="Text_20_body">La están torturando porque el director lo ordena. La están torturando por nada, o porque sin sufrimiento la técnica fotográfica (lomografía) no funciona, y el jefe la quiso mucho, es una antigua <text:soft-page-break/>novia que el director ya no ocupa y que sabe demasiado, ha visto, vivido demasiado, conoce demasiado bien al director como para dejarla con vida. Es un ser deshechable. No improrta, como sacrificar a una vaca o matar a un borrego para una fiesta. Antiguamente los reyes casaban a sus hijas. Ahora los empresarios sacrifican empleados, personas, exnovias para sellar pactos o enviar recados. A los seres hay que usarlos. </text:p>
      <text:p text:style-name="Text_20_body">El estrés oxidativo (sacar). </text:p>
      <text:p text:style-name="Text_20_body">Narrador teatral vs narrador conmovedor. </text:p>
      <text:p text:style-name="Text_20_body">El espacio en blanco es teatro</text:p>
      <text:p text:style-name="Text_20_body">El segundo narrador (de teatro) contra el primer narrador (3a persona tradicional)</text:p>
      <text:p text:style-name="Text_20_body">El 1o está más cerca de la escena. El 2o es un telespectador porque está a salvo. La tv te pone a salvo. Distancia de protección. La tele nos da una distancia de protección. </text:p>
      <text:p text:style-name="Text_20_body">Andrea y Dorita se confunden. Hay un juego de palabras con el flashback. Parece que el flashback es hacia el pasado. No se entiende que esa escena es del futuro. Uno piensa que es Dora a la que están atrapando para luego torturarla. El lector espera que se hable de Dora. </text:p>
      <text:p text:style-name="Text_20_body">El flashback va para atrás. Pero lo que estoy haciendo no es un flashback, sino un flashforward. </text:p>
      <text:p text:style-name="Text_20_body">La misma voz pero diferente registro entre 1o y 2o. “Narrador inteligente” vs “narrador tradicional”. </text:p>
      <text:h text:style-name="Heading_20_1" text:outline-level="1">Descartes</text:h>
      <text:p text:style-name="P1">La fotógrafa se llama Basilia. El torturador se llama Enrique. La torturada, Dorita, pero de ahora en adelante le diremos Dora porque el diminutivo estorba, crea una falsa cercanía con ella, misma que ahora nos estorba, ahora que Dora está a punto de sufrir. </text:p>
      <text:p text:style-name="Standard"/>
      <text:p text:style-name="Standard">{{ ^ ^ }}</text:p>
      <text:p text:style-name="Standard"/>
      <text:p text:style-name="Standard">Daniela llega a su casa, abre la puerta del edificio, sube las escaleras, mete la llave de seguridad en la puerta de su departamento, entre, enciende la luz. Una secuencia de actos coherentes con el significado del verbo llegar. Llegar de noche a la casa de uno, de regreso de algún lugar. La secuencia cabe en cualquier ser humano urbano, trabajador de lunes a viernes. En casa se desayuna, se cena y se duerme, pero la vida diurna sucede en la oficina, tierra prometida del trabajador. No es el caso de Daniela porque ella no tiene un trabajo tan rutinario. Daniela es fotógrafa. La rutina de los fotógrafos es algo más caprichosa, pero a veces también sucede que coincide con la de los oficinistas comunes y corrientes, humanos, urbanos, que regresan a su casa por la noche, tras haber librado la odisea cotidiana, vencedores o vencidos, gente que se trenza profesión a cuerpo contra la realidad. Muy cansado ha sido su día, por la muñeca de Daniela gira la llave con impaciencia, pensando en una cena rápida y de ahí directo a las cobijas, la cama, otra odisea nocturna, esta sola, automática, horizontal. ¿Los artistas siguen siendo artistas cuando duermen? ¿Qué parte de ellos permanece dedicada al arte, y cuál se da a la fuga, hacia cualquier otra profesión imaginaria que no implique ni originalidad ni capacidad de observación ni talento ni destreza plástica. Artistas que sueñan que son plomeros. Artistas que sueñan que desaparecen bajo el principio de que el arte no se crea ni se destruye, sólo se transforma: artistas que sueñan que al despertar ya no son artistas, sino obras de arte, objetos dignos de contemplación, carne de subasta. ¿Qué sueñan los fotógrafos, como Daniela? ¿Imágenes o palabras? ¿Obturadores, filtros, tiempos de exposición, ojos abiertos dentro de espirales negras? </text:p>
      <text:p text:style-name="Standard">Daniela es fotógrafa pero no tiene cámara fotográfica. Ella prefiere trabajar con fotos de segunda mano, imágenes que ya pasaron por el ojo, la cámara, la manipulación de algún otro fotógrafo. A veces usa la publicidad de las calles, las fotos de las revistas, o hasta los muros con retratos del empleado del mes. Otras veces es aún más radical: anda por la calle con la vista pegada al suelo, <text:soft-page-break/>buscando objetos personales perdidos, fotos de identidad. ¿Cuántas fotos de identidad se toma una persona a lo largo de su vida? Esas fotos le gustan particularmente a Daniela. A nadie se le ocurre que esas tomas frontales, pelo recogido, postura firma, mirada directa, gesto neutro sin cabello en la frente ni sombrero, puedan ser consideradas arte. Nada de eso. Las fotos de identidad son burocracia, subordinación visual, la cara puesta al servicio de los engranajes de identificación del estado. Daniela trabaja en una exposición de fotos de identidad extraviadas por sus dueños, perdidas por ahí, olvidadas en la fotocopiadora, extraviadas accidentalmente frente al torniquete del metro, o tiradas a la basura en una gran limpieza por haber alcanzado su fecha de caducidad. Daniela recoge <text:s/>esas fotos, los despoja del documento que a veces insiste en acompañarlas y las sube al internet buscando que alguien cuente, investigue o invente la historia de la foto. </text:p>
      <text:p text:style-name="Standard">No recuerda dónde encontró la foto de Dorita Garay. Pudo ser en una máquina para tomar fotos oficiales, olvidada el compartimiento inferior a donde van a caer los rostros cuando su revelado está listo. ¿Cómo supo que la mujer de la foto se llama Dorita Garay? Se lo acaba de decir el hombre que entró a su casa sin avisarle. El susto de su vida. Al verlo ahí, encasquetado en un gorra verde, con el cabello cortado al ras, a la manera de los militares, Daniela se lleva e susto de su vida. ¿Quién es usted y quién le dio permiso de entrar aquí a mi casa? Vengo por la foto de Dorita. ¿Cuál Dorita? ¿De qué me está hablando? Lárguese si no quiere que llame a la policía. Inténtelo, responde el sorpresivo visitante. No se espante. No te voy a lastimar si cooperas. Nada más vengo a que destruyamos juntos la foto de Dorita Garay que pusiste en tu página de internet. <text:s/></text:p>
      <text:p text:style-name="Standard"/>
      <text:p text:style-name="Standard">{{ ~ ~ }}</text:p>
      <text:p text:style-name="Standard"/>
      <text:p text:style-name="Standard">Daniela es una artista comprometida con una idea muy clara de lo que es el arte. Para Daniela, el arte consiste en infundir vida. Construir sistemas cuyos elementos, al ser yuxtapuestos en un orden preciso, produzcan un organismo vivo, un objeto autónomo cuyo aspecto varía conforme pasa el tiempo. Arte significa alguimia paracientífica: crear objetos vivos con procedimientos que nada tienen que ver con la biología. Un bosque de fotos de identidad, historias falsas que al momento de observar a los fotografiados son más verosímiles que las verdaderas. Vida artificial. Simuladores de vida. Vida falsa. Vida alquimia. </text:p>
      <text:p text:style-name="Standard">No sabe usted con quien se está metiendo, amenaza el intruso. Daniela camina lentamente hacia la puerta de la casa, sopesando cada paso de su cuerpo contra la postura de su adversario: en cuanto saque el arma me detengo. Pero el intruso no se mueve, la deja llegar hasta la puerta, girar la perilla, cerciorarse de que no se puede abrir: alguien la está bloqueando desde afuera. </text:p>
      <text:p text:style-name="Standard">Daniela de pronto se ve dentro de una serie policiaca, se imagina en primera persona todas las vejaciones de la primera temporada juntas. El intruso no parpadea siquiera. Repite: vengo para destruir la foto de Dorita Garay. Vengo a quitar el retrato de Dorita de internet. No me obligues a obligarte. </text:p>
      <text:p text:style-name="Standard"/>
      <text:p text:style-name="Standard"/>
      <text:p text:style-name="Standard">{{* *}}</text:p>
      <text:p text:style-name="Standard"/>
      <text:p text:style-name="Standard">El nombre le suena mucho a Daniela. Dora Garay, Dora Garay, ¿la conozco? Seguramente. Hace diez años Dora vino a estudiar aquí, a esta ciudad. No sería raro que la hayas conocido. Porque Dora ya murió. Por eso es que estoy aquí. Si estuviera viva no daríamos un centavo por ella. Pero está muerta. Y en este momento hay alguien volviéndose loco por que extravió esa foto que tú encontraste y subiste a internet. Esa foto que vas a bajar inmediatamente. </text:p>
      <text:p text:style-name="Standard">El intruso se estira, echa la mano hacia atrás del pantalón y saca una pistola calibre 45. El gesto no es para nada amenazador. Al contrario, Daniela se sorprende que el resultado final de la acción haya sido la exhibición de un arma. Ella creía que el hombre se iba a rascar. ¿Tiene miedo, Daniela? Sí, pero también curiosidad. El hombre que la amenaza no es para nada amenazador. Y ella ya entendió que la cuestión se resuelve fácilmente. Bajar la foto del internet. Acaso destruir el original. ¿Qué quiere, entonces? ¿Por qué no lo hace? Hipótesis: antes que el miedo, antes que la sorpresa, antes <text:soft-page-break/>que el exabrupto de encontrarse a un desconocido en la sala de su casa y a otros tantos invisibles bloqueando desde afuera la puerta de entrada, Daniela quiere saber qué tiene esa foto. Una imagen capaz de hacer viajar lo inverosimil. Porque la escena del matón, el calibre cuarenta y cinco y las amenazas está bien para Estados Unidos, México o cualquier otro lugar de Latinoamérica. Pero no para Europa. En Europa nunca pasa nada. En Europa todo lo que tenía que pasar ya pasó. Por eso Daniela eligió este continente: por su anticlímax. Más precisamente París. ¿A quién se le podría ocurrir enviar matones a París para destruir un simple retrato de una señora de sesenta y tantos, pelo entrecano, mirada de abuela perfecta, gafas de armazón dorado, aretes discretos y suéter de cuello tortura discretamente decorado con un brochecito de latón prendido del cuello? </text:p>
      <text:p text:style-name="Standard">Cuéntame la historia. ¿Quién es Dorita Garay? En cuanto me la cuentes, la borro. Tienes que borrarla antes de la media noche. Si no, los patrones van a mandar a alguien más salvaje, que no va a tener miramientos. ¡Media noche! Apenas son las nueve. Tenemos tiempo. Dime. </text:p>
      <text:p text:style-name="Standard"/>
      <text:p text:style-name="Standard">{{ ñ ñ }}</text:p>
      <text:p text:style-name="Standard"/>
      <text:p text:style-name="Standard">Mi chamba era más fácil cuando las fotos eran solamente de papel. Bastaba con destruir la foto y ya. Había copias, claro, había hasta fotocopias, pero todo aquello era suceptible de aniquilación por fuego. Un cerillo, unas tijeras, un vaso de agua <text:s/>y la imagen desaparece para siempre. Que tiempos. Ahora la chamba es una pesadilla. Pinches fotos, ¿de qué son ahora? ¡Sólo Dios sabe! De nada. De electrones. De luz cableada que se propaga y reproduce por todo el mundo en menos de lo que canta este cañón de 45. Una maldita plaga esa red. ¿Sabes que hemos llegado a considerar la posibilidad de poner volar el Silicon Valley? Volar las máquinas. De plano. ¿O qué otro otra se te ocurre para destruir fotografías que ya todo el mundo reprodujo por doquier en red? Vamos aprendiendo, claro. Nada mejor que las viejas tecnologías para combatir a las nuevas. No, no son necesarias las bombas. Basta con contactar al dueño de la página, al editor, al mamón irresponsable que subió la foto sin tener idea de lo que estaba haciendo. Le hacemos llegar amenazas de muerte. Son muy miedosos los que traen la tecnología puesta. Casi siempre son gentes que prefieren la seguridad de una computadora al riesgo de andar ahí, pateando las banquetas con una 45 metida en el cinturón. Quita la 45 y ponle lo que quieras. Una esposa y dos hijos. Un trabajo de mesera. Una cabina de radio en Hermosillo. Una campaña política. No. Los de la tecnología son sedentarios. El teclado es su trono. La pantalla es su hogar. Comen, cogen, duermen junto a la computadora. Les dicen adictos a los drogadictos pero ellos son peores. Ellos prefieren hablar con máquinas que con hombres, y si no se envuelven en una máquina nomás no están agusto para salir al mundo. Míralos, andan por la calle con sus audífonos, su vista cansada, concentrada en el aparartito. Son los de la tecnología. ¿Tú crees que van a andar aguantando amenazas de muerte? Mucho menos si provienen de un guarro como yo. Guarro por fuera. Por dentro soy bien culto. Estudié literatura. Estudié ingeniería. Fui al seminario. Me corrieron del ejército. Anduve en Hanoi. He hecho de todo. Ahora me dedico a destruir fotografías. No cualquier fotografía. Nomás las que se hacen viejas. No me preguntes cómo le hice para entrar en tu casa. Nada más hazte a la idea de que estoy aquí, traigo una 45 entre el cinturón y la cintura. Puedes llamar a la policía. Puedes poner una demanda. Tus iniciativas me la pelan. Estoy aquí, en la sala de tu casa, amenazándote claramente: o bajas esa foto del internet o te damos de baja a ti. ¿Cómo la v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5T16:03:15</meta:creation-date>
    <dc:date>2011-07-21T13:38:57</dc:date>
    <meta:editing-duration>PT6H47M16S</meta:editing-duration>
    <meta:editing-cycles>22</meta:editing-cycles>
    <meta:generator>LibreOffice/3.3$Linux LibreOffice_project/330m19$Build-202</meta:generator>
    <meta:document-statistic meta:table-count="0" meta:image-count="0" meta:object-count="0" meta:page-count="9" meta:paragraph-count="54" meta:word-count="6518" meta:character-count="37612"/>
  </office:meta>
</office:document-meta>
</file>